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language="sk" fo:country="SK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Analýza zdrojových súborov:</text:span></text:p>
      <text:p text:style-name="Standard"><text:span text:style-name="T1">Lexer, Parser:</text:span></text:p>
      <text:p text:style-name="Standard"><text:span text:style-name="T1">Vstup: zdrojové súbory v jazyku java, php, cpp atď.</text:span></text:p>
      <text:p text:style-name="Standard"><text:span text:style-name="T1">Výstup: Syntaktický strom týchto súborov v internej reprezentácie ANTLR.</text:span></text:p>
      <text:p text:style-name="Standard"><text:span text:style-name="T1"/></text:p>
      <text:p text:style-name="Standard"><text:span text:style-name="T1">TreeConverter:</text:span></text:p>
      <text:p text:style-name="Standard"><text:span text:style-name="T1">Konvertuje strom v ANTLR reprezentácie do svojej internej reprezentácie za účelom analýzy a štatistiky.</text:span></text:p>
      <text:p text:style-name="Standard"><text:span text:style-name="T1"/></text:p>
      <text:p text:style-name="Standard"><text:span text:style-name="T1">ClassNode(name, modifiers, interface, parent)</text:span></text:p>
      <text:list xml:id="list1269402554436287816" text:style-name="L1">
        <text:list-item>
          <text:p text:style-name="P1"><text:span text:style-name="T1">FieldNode</text:span></text:p>
        </text:list-item>
        <text:list-item>
          <text:p text:style-name="P1"><text:span text:style-name="T1">MethodNode</text:span></text:p>
        </text:list-item>
        <text:list-item>
          <text:p text:style-name="P1"><text:span text:style-name="T1"/></text:p>
        </text:list-item>
      </text:list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19T19:17:04.36</meta:creation-date>
    <meta:document-statistic meta:table-count="0" meta:image-count="0" meta:object-count="0" meta:page-count="1" meta:paragraph-count="9" meta:word-count="46" meta:character-count="347"/>
    <dc:date>2015-12-20T00:02:29.69</dc:date>
    <meta:editing-duration>PT4H30M14S</meta:editing-duration>
    <meta:editing-cycles>1</meta:editing-cycles>
    <meta:generator>OpenOffice/4.1.1$Win32 OpenOffice.org_project/411m6$Build-9775</meta:generator>
  </office:meta>
</office:document-meta>
</file>